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9" style:family="paragraph" style:parent-style-name="Heading_20_1">
      <style:paragraph-properties fo:break-before="page"/>
    </style:style>
    <style:style style:name="P10" style:family="paragraph" style:parent-style-name="Text_20_body">
      <style:paragraph-properties fo:text-align="end" style:justify-single-word="false"/>
      <style:text-properties fo:font-size="16pt" style:font-size-asian="16pt" style:font-size-complex="16pt"/>
    </style:style>
    <style:style style:name="P11"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Standard" style:list-style-name="L1">
      <style:text-properties fo:font-style="italic" style:font-style-asian="italic" style:font-style-complex="italic"/>
    </style:style>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Heading_20_2">
      <style:paragraph-properties fo:margin-left="0.4925in" fo:margin-right="0in" fo:text-indent="0in" style:auto-text-indent="false"/>
    </style:style>
    <style:style style:name="P23" style:family="paragraph" style:parent-style-name="Heading_20_2">
      <style:paragraph-properties fo:margin-left="0.4925in" fo:margin-right="0in" fo:text-indent="0in" style:auto-text-indent="false"/>
    </style:style>
    <style:style style:name="P24" style:family="paragraph" style:parent-style-name="Heading_20_1">
      <style:paragraph-properties fo:break-before="page"/>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
      <text:p text:style-name="P11"/>
      <text:p text:style-name="P11"/>
      <text:p text:style-name="P11"/>
      <text:p text:style-name="P11"/>
      <text:p text:style-name="P11">The Advanced JTAG Bridge</text:p>
      <text:p text:style-name="P10"/>
      <text:p text:style-name="P10"/>
      <text:p text:style-name="P10"/>
      <text:p text:style-name="P10"/>
      <text:p text:style-name="P10"/>
      <text:p text:style-name="P10">Nathan Yawn</text:p>
      <text:p text:style-name="P10"><text:a xlink:type="simple" xlink:href="mailto:nathan.yawn@epfl.ch">nathan.yawn@opencores.org</text:a></text:p>
      <text:p text:style-name="P10"><text:date style:data-style-name="N37" text:date-value="2009-05-12T23:08:58" text:fixed="true">05/12/09</text:date></text:p>
      <text:p text:style-name="P10"/>
      <text:p text:style-name="P10"/>
      <text:p text:style-name="P10"/>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09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7">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8/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
      <text:p text:style-name="P3"/>
      <text:p text:style-name="P3"/>
      <text:p text:style-name="P8">Contents</text:p>
      <text:p text:style-name="Standard"/>
      <text:table-of-content text:style-name="Sect1" text:name="Table of Contents1">
        <text:table-of-content-source text:outline-level="10" text:use-outline-level="false" text:use-index-marks="false" text:use-index-source-styles="true">
          <text:index-title-template text:style-name="Contents_5f_5f_5f_20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1.Function<text:tab/>5</text:p>
          <text:p text:style-name="P12">1.1.Overview<text:tab/>5</text:p>
          <text:p text:style-name="P12">1.2.TAP Drivers<text:tab/>6</text:p>
          <text:p text:style-name="P5">1.2.1.Standalone JTAG TAP<text:tab/>6</text:p>
          <text:p text:style-name="P5">1.2.2.Altera Virtual JTAG<text:tab/>6</text:p>
          <text:p text:style-name="P5">1.2.3.Xilinx internal BSCAN<text:tab/>6</text:p>
          <text:p text:style-name="P12">1.3.Cable Drivers<text:tab/>7</text:p>
          <text:p text:style-name="P5">1.3.1.XPC3<text:tab/>7</text:p>
          <text:p text:style-name="P5">1.3.2.XESS<text:tab/>7</text:p>
          <text:p text:style-name="P5">1.3.3.USB-Blaster<text:tab/>7</text:p>
          <text:p text:style-name="P5">1.3.4.Xilinx Platform Cable (DLC9)<text:tab/>7</text:p>
          <text:p text:style-name="P5">1.3.5.VPI Simulation<text:tab/>7</text:p>
          <text:p text:style-name="P5">1.3.6.RTL Simulation<text:tab/>7</text:p>
          <text:p text:style-name="P12">1.4.BSDL Parsing<text:tab/>8</text:p>
          <text:p text:style-name="P12">1.5.RSP Server<text:tab/>8</text:p>
          <text:p text:style-name="P4">2.Syntax<text:tab/>9</text:p>
          <text:p text:style-name="P12">2.1.Usage examples<text:tab/>11</text:p>
          <text:p text:style-name="P4">3.See also<text:tab/>12</text:p>
          <text:p text:style-name="P4">Appendix A: <text:s/>Simulator Connections<text:tab/>13</text:p>
          <text:p text:style-name="P12">File IO<text:tab/>13</text:p>
          <text:p text:style-name="P12">VPI IO<text:tab/>13</text:p>
        </text:index-body>
      </text:table-of-content>
      <text:p text:style-name="Standard"/>
      <text:list text:style-name="Numbering_20_1">
        <text:list-item>
          <text:p text:style-name="P9">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It is not compatible with any version of the earlier “dbg_interface” core. <text:s/>The advanced debug interface may be connected to one of several supported JTAG TAP hardware cores: <text:s/>the standalone TAP (“jtag” core), a Xilinx internal BSCAN device (“xilinx_internal_jtag” core), or an Altera sld_virtual_jtag megafunction (“altera_virtual_jtag” core). <text:s/>The adv_jtag_bridge program includes drivers for all three of these TAPs. <text:s/>See the <text:span text:style-name="T2">TAP Drivers</text:span> section for details on each of these TAP devices.</text:p>
      <text:p text:style-name="Standard"><text:tab/>At startup, adv_jtag_bridge probes for the cable specified on the command line, and attempts to identify all devices in the JTAG chain. <text:s/>The device chain information is printed to the console. <text:s/>In order to operate, adv_jtag_bridge needs to know which device in the chain is the target device (the OpenRisc system to be debugged), the length of the Instruction Register (IR) for every device in the chain, and the IR command which selects the advanced debug interface in the target device.</text:p>
      <text:p text:style-name="Standard"><text:tab/>For JTAG devices which support the IDCODE instruction, the IR length and debug instruction may be determined automatically through use of BSDL files. <text:s/>The adv_jtag_bridge will search a set of directories for BSDL files, parse them, then search the data for information about the devices with the IDCODEs read during identification. <text:s/>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adv_jtag_bridge, and may be changed in or32_selftest.c. <text:s/>In particular, SDRAM controller initialization is system-specific, and is not done by default. <text:s/>After the optional self-test, adv_jtag_bridge sets up a network server port for GDB to connect to.</text:p>
      <text:p text:style-name="Standard"><text:tab/>The adv_jtag_bridge program includes drivers for both the CPU debug interface and the Wishbone interface present in the advanced debug core. <text:s/>The CPU driver can be used to stall and restart the processor, <text:s/>to take control at breakpoints, and to read and set the values of CPU registers (future versions may add support for hardware breakpoints and watchpoints, and instruction trace). <text:s/>The Wishbone driver can be used to load programs, examine memory, <text:s/>and set software breakpoints. <text:s/>Note that while adv_jtag_bridge includes drivers for a second CPU, GDB does not support a second CPU; these drivers are therefore currently unused.</text:p>
      <text:list text:style-name="Numbering_20_1" text:continue-numbering="true">
        <text:list-item>
          <text:list text:continue-numbering="true">
            <text:list-item>
              <text:p text:style-name="Heading_20_2"><text:soft-page-break/>TAP Drivers</text:p>
            </text:list-item>
          </text:list>
        </text:list-item>
      </text:list>
      <text:p text:style-name="Standard"><text:tab/>Three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text:style-name="Numbering_20_1" text:continue-numbering="true">
        <text:list-item>
          <text:list text:continue-numbering="true">
            <text:list-item>
              <text:list text:continue-numbering="true">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text:p>
      <text:list text:style-name="Numbering_20_1" text:continue-numbering="true">
        <text:list-item>
          <text:list text:continue-numbering="true">
            <text:list-item>
              <text:list text:continue-numbering="true">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text:style-name="Numbering_20_1" text:continue-numbering="true">
        <text:list-item>
          <text:list text:continue-numbering="true">
            <text:list-item>
              <text:list text:continue-numbering="true">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text:soft-page-break/>includes a Xilinx manufacturer code. <text:s/>Because the only change required is the use of the USER1 command instead of DEBUG, internal BSCAN mode can be “disabled” on the command line by explicitly specifying the DEBUG command; the specified command will be used in place of USER1. <text:s text:c="2"/></text:p>
      <text:list text:style-name="Numbering_20_1" text:continue-numbering="true">
        <text:list-item>
          <text:list text:continue-numbering="true">
            <text:list-item>
              <text:p text:style-name="Heading_20_2">Cable Drivers</text:p>
            </text:list-item>
          </text:list>
        </text:list-item>
      </text:list>
      <text:p text:style-name="Standard">Several different communication drivers are supported by adv_jtag_bridge. <text:s/>These are listed and described below.</text:p>
      <text:list text:style-name="Numbering_20_1" text:continue-numbering="true">
        <text:list-item>
          <text:list text:continue-numbering="true">
            <text:list-item>
              <text:list text:continue-numbering="true">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list text:style-name="Numbering_20_1" text:continue-numbering="true">
        <text:list-item>
          <text:list text:continue-numbering="true">
            <text:list-item>
              <text:list text:continue-numbering="true">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text:p>
      <text:list text:style-name="Numbering_20_1" text:continue-numbering="true">
        <text:list-item>
          <text:list text:continue-numbering="true">
            <text:list-item>
              <text:list text:continue-numbering="true">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text:style-name="Numbering_20_1" text:continue-numbering="true">
        <text:list-item>
          <text:list text:continue-numbering="true">
            <text:list-item>
              <text:list text:continue-numbering="true">
                <text:list-item>
                  <text:p text:style-name="Heading_20_3">Xilinx Platform Cable USB (DLC9)</text:p>
                </text:list-item>
              </text:list>
            </text:list-item>
          </text:list>
        </text:list-item>
      </text:list>
      <text:p text:style-name="Standard"><text:tab/>This driver supports the Xilinx Platform Cable USB, model DLC9. <text:s/>This driver is experimental, and currently does not support any of the cable's high-speed modes. <text:s/>This driver requires that the “libusb” library be installed. <text:s/>The command-line name is “xpc_usb”.</text:p>
      <text:list text:style-name="Numbering_20_1" text:continue-numbering="true">
        <text:list-item>
          <text:list text:continue-numbering="true">
            <text:list-item>
              <text:list text:continue-numbering="true">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text:style-name="Numbering_20_1" text:continue-numbering="true">
        <text:list-item>
          <text:list text:continue-numbering="true">
            <text:list-item>
              <text:list text:continue-numbering="true">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text:soft-page-break/>is “rtl_sim”.</text:p>
      <text:list text:style-name="Numbering_20_1" text:continue-numbering="true">
        <text:list-item>
          <text:list text:continue-numbering="true">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text:style-name="Numbering_20_1" text:continue-numbering="true">
        <text:list-item>
          <text:list text:continue-numbering="true">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p text:style-name="Standard"/>
      <text:p text:style-name="Standard"/>
      <text:list text:style-name="Numbering_20_1" text:continue-numbering="true">
        <text:list-item>
          <text:p text:style-name="P9">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text:soft-page-break/></text:p>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P2">xpc_usb</text:p>
      <text:p text:style-name="Standard"/>
      <text:p text:style-name="Standard">Options: </text:p>
      <text:p text:style-name="Standard"><text:tab/>No options.</text:p>
      <text:p text:style-name="Standard"/>
      <text:p text:style-name="P2"><text:soft-page-break/>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p text:style-name="Standard"/>
      <text:p text:style-name="Standard"/>
      <text:list text:style-name="Numbering_20_1" text:continue-numbering="true">
        <text:list-item>
          <text:list text:continue-numbering="true">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s available for all devices, no self-test, GDB server on port 9999.</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text:p>
      <text:p text:style-name="Standard"/>
      <text:p text:style-name="Standard"/>
      <text:p text:style-name="Standard"/>
      <text:list text:style-name="Numbering_20_1" text:continue-numbering="true">
        <text:list-item>
          <text:p text:style-name="P9">See also</text:p>
        </text:list-item>
      </text:list>
      <text:list text:style-name="L1">
        <text:list-item>
          <text:p text:style-name="P15">Debugging System for OpenRisc 1000-based Systems</text:p>
        </text:list-item>
        <text:list-item>
          <text:p text:style-name="P16">IEEE Std. 1149.1 (JTAG TAP and Boundary Scan Architecture)</text:p>
        </text:list-item>
        <text:list-item>
          <text:p text:style-name="P16">The Advanced Debug Interface (<text:span text:style-name="T1">adv_dbg_if</text:span>) core documentation</text:p>
        </text:list-item>
        <text:list-item>
          <text:p text:style-name="P16">OpenCores <text:span text:style-name="T1">jtag</text:span> core documentation</text:p>
        </text:list-item>
        <text:list-item>
          <text:p text:style-name="P16"><text:span text:style-name="T1">altera_virtual_jtag</text:span> core documentation</text:p>
        </text:list-item>
        <text:list-item>
          <text:p text:style-name="P16"><text:span text:style-name="T1">xilinx_internal_bscan</text:span> core documentation</text:p>
        </text:list-item>
        <text:list-item>
          <text:p text:style-name="P16">Altera's <text:span text:style-name="T2">sld_virtual_jtag Megafunction User Guide</text:span></text:p>
        </text:list-item>
      </text:list>
      <text:p text:style-name="Standard"/>
      <text:p text:style-name="Standard"/>
      <text:p text:style-name="P24">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22">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22">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22T13:50:31</meta:creation-date>
    <dc:date>2009-05-12T23:42:44</dc:date>
    <meta:editing-cycles>60</meta:editing-cycles>
    <meta:editing-duration>PT7H57M50S</meta:editing-duration>
    <meta:user-defined meta:name="Info 1"/>
    <meta:user-defined meta:name="Info 2"/>
    <meta:user-defined meta:name="Info 3"/>
    <meta:user-defined meta:name="Info 4"/>
    <meta:document-statistic meta:table-count="1" meta:image-count="0" meta:object-count="0" meta:page-count="14" meta:paragraph-count="145" meta:word-count="4288" meta:character-count="25081"/>
  </office:meta>
</office:document-meta>
</file>